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1b14" officeooo:paragraph-rsid="001f1b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Project</text:p>
      <text:p text:style-name="P1">Project Plan </text:p>
      <text:p text:style-name="P1"/>
      <text:p text:style-name="P1">Contents</text:p>
      <text:p text:style-name="P1"/>
      <text:p text:style-name="P1">1.<text:tab/>Introduction</text:p>
      <text:p text:style-name="P1">1.1<text:tab/>Purpose of the Document</text:p>
      <text:p text:style-name="P1">1.2<text:tab/>Scope</text:p>
      <text:p text:style-name="P1">1.3<text:tab/>Objectives</text:p>
      <text:p text:style-name="P1">2.<text:tab/>Use-cases and Overview</text:p>
      <text:p text:style-name="P1">3.<text:tab/>User interface design</text:p>
      <text:p text:style-name="P1">4.<text:tab/>Gantt chart</text:p>
      <text:p text:style-name="P1">5.<text:tab/>Risk analysis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>1 <text:s text:c="2"/>Introduction</text:p>
      <text:p text:style-name="P1"/>
      <text:p text:style-name="P1">1.1<text:tab/>Purpose of the Document</text:p>
      <text:p text:style-name="P1">The purpose of this document is to show how we have interpreted the client’s specification, Reserve Plant Species Recording, into simple objective and milestones to be achieved.</text:p>
      <text:p text:style-name="P1">The document is set out to define the interactions of the application and the overall appearance of the end user interface.</text:p>
      <text:p text:style-name="P1">The document will also display a comprehensive Gantt chart displaying the project’s major tasks and milestones. As well as this there will be a risk analysis, which shall describe the main issues that could possibly be encountered throughout the development of the system and how these risks can be handled and or avoided.</text:p>
      <text:p text:style-name="P1"/>
      <text:p text:style-name="P1">1.2<text:tab/>Scope</text:p>
      <text:p text:style-name="P1">The contents of this document should take into account the details of the group project specification.</text:p>
      <text:p text:style-name="P1">The document includes the overview of the proposed system at hand, the choice of platforms to be used, a use case diagram entailing an overview of how the system will be expected to run, a description of the user interface design and end user interaction.</text:p>
      <text:p text:style-name="P1">The document also includes a Gantt chart displaying start and end dates of tasks needed to complete the project. A risk analysis will also be available, displaying possible problems that may be encountered.</text:p>
      <text:p text:style-name="P1"/>
      <text:p text:style-name="P1">1.3<text:tab/>Objectives</text:p>
      <text:p text:style-name="P1">The main objectives of this document are as to show all the different fields and aspects of the application</text:p>
      <text:p text:style-name="P1"/>
      <text:p text:style-name="P1">•<text:tab/>To show a general sense of idea and the aspects of the application</text:p>
      <text:p text:style-name="P1">•<text:tab/>Record bugs and problems that has occurred and the solution</text:p>
      <text:p text:style-name="P1">•<text:tab/>Display how different component interact and behave with each other</text:p>
      <text:p text:style-name="P1">•<text:tab/>Provide criteria and standard the application must meet</text:p>
      <text:p text:style-name="P1">•<text:tab/>Record and provide milestones / achievements and progre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Use-cases and Overvie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r interface desig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ntt ch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isk analys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4:17:24.256650121</dc:date>
    <dc:creator>cormac brady</dc:creator>
    <meta:document-statistic meta:table-count="0" meta:image-count="0" meta:object-count="0" meta:page-count="2" meta:paragraph-count="33" meta:word-count="319" meta:character-count="1919" meta:non-whitespace-character-count="1626"/>
    <meta:generator>LibreOffice/4.2.6.3$Linux_X86_64 LibreOffice_project/420m0$Build-3</meta:generator>
  </office:meta>
</office:document-meta>
</file>